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tableBindings.nextMarker( String 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Bindings.MutableBindings( BindMarkers mark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tableBindings.bindNull( BindMarker marker , Class &lt; ? &gt; valu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tableBindings.bind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tableBindings.nextMar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Bindings.bind( BindMarker marker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tableBindings.bindNull( Class &lt; ? &gt; valu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